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5.03766666666667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5.67266666666667cm"/>
    </style:style>
    <style:style style:name="co5" style:family="table-column">
      <style:table-column-properties fo:break-before="auto" style:column-width="5.43983333333333cm"/>
    </style:style>
    <style:style style:name="co6" style:family="table-column">
      <style:table-column-properties fo:break-before="auto" style:column-width="5.41866666666667cm"/>
    </style:style>
    <style:style style:name="co7" style:family="table-column">
      <style:table-column-properties fo:break-before="auto" style:column-width="5.73616666666667cm"/>
    </style:style>
    <style:style style:name="co8" style:family="table-column">
      <style:table-column-properties fo:break-before="auto" style:column-width="6.604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4.550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D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office:value-type="float" office:value="56133" table:style-name="ce2">
            <text:p>56.133</text:p>
          </table:table-cell>
          <table:table-cell office:value-type="float" office:value="25624" table:style-name="ce2">
            <text:p>25.624</text:p>
          </table:table-cell>
          <table:table-cell office:value-type="float" office:value="30127" table:style-name="ce2">
            <text:p>30.127</text:p>
          </table:table-cell>
          <table:table-cell office:value-type="float" office:value="56130" table:style-name="ce2">
            <text:p>56.130</text:p>
          </table:table-cell>
          <table:table-cell office:value-type="float" office:value="27478" table:style-name="ce2">
            <text:p>27.478</text:p>
          </table:table-cell>
          <table:table-cell office:value-type="float" office:value="31444" table:style-name="ce2">
            <text:p>31.444</text:p>
          </table:table-cell>
          <table:table-cell office:value-type="float" office:value="23288" table:style-name="ce2">
            <text:p>23.288</text:p>
          </table:table-cell>
          <table:table-cell office:value-type="float" office:value="33702" table:style-name="ce2">
            <text:p>33.7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2</text:p>
          </table:table-cell>
          <table:table-cell office:value-type="float" office:value="64387" table:style-name="ce2">
            <text:p>64.387</text:p>
          </table:table-cell>
          <table:table-cell office:value-type="float" office:value="54454" table:style-name="ce2">
            <text:p>54.454</text:p>
          </table:table-cell>
          <table:table-cell office:value-type="float" office:value="64200" table:style-name="ce2">
            <text:p>64.200</text:p>
          </table:table-cell>
          <table:table-cell office:value-type="float" office:value="64390" table:style-name="ce2">
            <text:p>64.390</text:p>
          </table:table-cell>
          <table:table-cell office:value-type="float" office:value="26264" table:style-name="ce2">
            <text:p>26.264</text:p>
          </table:table-cell>
          <table:table-cell office:value-type="float" office:value="44001" table:style-name="ce2">
            <text:p>44.001</text:p>
          </table:table-cell>
          <table:table-cell office:value-type="float" office:value="-273902" table:style-name="ce2">
            <text:p>-273.902</text:p>
          </table:table-cell>
          <table:table-cell office:value-type="float" office:value="46202" table:style-name="ce2">
            <text:p>46.2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3</text:p>
          </table:table-cell>
          <table:table-cell office:value-type="float" office:value="-70505" table:style-name="ce2">
            <text:p>-70.505</text:p>
          </table:table-cell>
          <table:table-cell office:value-type="float" office:value="-206507" table:style-name="ce2">
            <text:p>-206.507</text:p>
          </table:table-cell>
          <table:table-cell office:value-type="float" office:value="-115028" table:style-name="ce2">
            <text:p>-115.028</text:p>
          </table:table-cell>
          <table:table-cell office:value-type="float" office:value="-70480" table:style-name="ce2">
            <text:p>-70.480</text:p>
          </table:table-cell>
          <table:table-cell office:value-type="float" office:value="-196911" table:style-name="ce2">
            <text:p>-196.911</text:p>
          </table:table-cell>
          <table:table-cell office:value-type="float" office:value="-111588" table:style-name="ce2">
            <text:p>-111.588</text:p>
          </table:table-cell>
          <table:table-cell office:value-type="float" office:value="-132723" table:style-name="ce2">
            <text:p>-132.723</text:p>
          </table:table-cell>
          <table:table-cell office:value-type="float" office:value="-83795" table:style-name="ce2">
            <text:p>-83.7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1</text:p>
          </table:table-cell>
          <table:table-cell office:value-type="float" office:value="80403" table:style-name="ce2">
            <text:p>80.403</text:p>
          </table:table-cell>
          <table:table-cell office:value-type="float" office:value="68203" table:style-name="ce2">
            <text:p>68.203</text:p>
          </table:table-cell>
          <table:table-cell office:value-type="float" office:value="73895" table:style-name="ce2">
            <text:p>73.895</text:p>
          </table:table-cell>
          <table:table-cell office:value-type="float" office:value="80385" table:style-name="ce2">
            <text:p>80.385</text:p>
          </table:table-cell>
          <table:table-cell office:value-type="float" office:value="68242" table:style-name="ce2">
            <text:p>68.242</text:p>
          </table:table-cell>
          <table:table-cell office:value-type="float" office:value="76070" table:style-name="ce2">
            <text:p>76.070</text:p>
          </table:table-cell>
          <table:table-cell office:value-type="float" office:value="80343" table:style-name="ce2">
            <text:p>80.343</text:p>
          </table:table-cell>
          <table:table-cell office:value-type="float" office:value="74622" table:style-name="ce2">
            <text:p>74.6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2</text:p>
          </table:table-cell>
          <table:table-cell office:value-type="float" office:value="32185" table:style-name="ce2">
            <text:p>32.185</text:p>
          </table:table-cell>
          <table:table-cell office:value-type="float" office:value="93514" table:style-name="ce2">
            <text:p>93.514</text:p>
          </table:table-cell>
          <table:table-cell office:value-type="float" office:value="88716" table:style-name="ce2">
            <text:p>88.716</text:p>
          </table:table-cell>
          <table:table-cell office:value-type="float" office:value="33161" table:style-name="ce2">
            <text:p>33.161</text:p>
          </table:table-cell>
          <table:table-cell office:value-type="float" office:value="94242" table:style-name="ce2">
            <text:p>94.242</text:p>
          </table:table-cell>
          <table:table-cell office:value-type="float" office:value="90751" table:style-name="ce2">
            <text:p>90.751</text:p>
          </table:table-cell>
          <table:table-cell office:value-type="float" office:value="78467" table:style-name="ce2">
            <text:p>78.467</text:p>
          </table:table-cell>
          <table:table-cell office:value-type="float" office:value="87647" table:style-name="ce2">
            <text:p>87.6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1</text:p>
          </table:table-cell>
          <table:table-cell office:value-type="float" office:value="55854" table:style-name="ce2">
            <text:p>55.854</text:p>
          </table:table-cell>
          <table:table-cell office:value-type="float" office:value="82174" table:style-name="ce2">
            <text:p>82.174</text:p>
          </table:table-cell>
          <table:table-cell office:value-type="float" office:value="98784" table:style-name="ce2">
            <text:p>98.784</text:p>
          </table:table-cell>
          <table:table-cell office:value-type="float" office:value="55851" table:style-name="ce2">
            <text:p>55.851</text:p>
          </table:table-cell>
          <table:table-cell office:value-type="float" office:value="94601" table:style-name="ce2">
            <text:p>94.601</text:p>
          </table:table-cell>
          <table:table-cell office:value-type="float" office:value="97848" table:style-name="ce2">
            <text:p>97.848</text:p>
          </table:table-cell>
          <table:table-cell office:value-type="float" office:value="84591" table:style-name="ce2">
            <text:p>84.591</text:p>
          </table:table-cell>
          <table:table-cell office:value-type="float" office:value="89765" table:style-name="ce2">
            <text:p>89.7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2</text:p>
          </table:table-cell>
          <table:table-cell office:value-type="float" office:value="67722" table:style-name="ce2">
            <text:p>67.722</text:p>
          </table:table-cell>
          <table:table-cell office:value-type="float" office:value="88327" table:style-name="ce2">
            <text:p>88.327</text:p>
          </table:table-cell>
          <table:table-cell office:value-type="float" office:value="86360" table:style-name="ce2">
            <text:p>86.360</text:p>
          </table:table-cell>
          <table:table-cell office:value-type="float" office:value="67720" table:style-name="ce2">
            <text:p>67.720</text:p>
          </table:table-cell>
          <table:table-cell office:value-type="float" office:value="92665" table:style-name="ce2">
            <text:p>92.665</text:p>
          </table:table-cell>
          <table:table-cell office:value-type="float" office:value="84277" table:style-name="ce2">
            <text:p>84.277</text:p>
          </table:table-cell>
          <table:table-cell office:value-type="float" office:value="58560" table:style-name="ce2">
            <text:p>58.560</text:p>
          </table:table-cell>
          <table:table-cell office:value-type="float" office:value="87705" table:style-name="ce2">
            <text:p>87.7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1</text:p>
          </table:table-cell>
          <table:table-cell office:value-type="float" office:value="-3075" table:style-name="ce2">
            <text:p>-3.075</text:p>
          </table:table-cell>
          <table:table-cell office:value-type="float" office:value="91501" table:style-name="ce2">
            <text:p>91.501</text:p>
          </table:table-cell>
          <table:table-cell office:value-type="float" office:value="90962" table:style-name="ce2">
            <text:p>90.962</text:p>
          </table:table-cell>
          <table:table-cell office:value-type="float" office:value="-3046" table:style-name="ce2">
            <text:p>-3.046</text:p>
          </table:table-cell>
          <table:table-cell office:value-type="float" office:value="30661" table:style-name="ce2">
            <text:p>30.661</text:p>
          </table:table-cell>
          <table:table-cell office:value-type="float" office:value="64002" table:style-name="ce2">
            <text:p>64.002</text:p>
          </table:table-cell>
          <table:table-cell office:value-type="float" office:value="81291" table:style-name="ce2">
            <text:p>81.291</text:p>
          </table:table-cell>
          <table:table-cell office:value-type="float" office:value="88363" table:style-name="ce2">
            <text:p>88.3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2</text:p>
          </table:table-cell>
          <table:table-cell office:value-type="float" office:value="70884" table:style-name="ce2">
            <text:p>70.884</text:p>
          </table:table-cell>
          <table:table-cell office:value-type="float" office:value="62925" table:style-name="ce2">
            <text:p>62.925</text:p>
          </table:table-cell>
          <table:table-cell office:value-type="float" office:value="56672" table:style-name="ce2">
            <text:p>56.672</text:p>
          </table:table-cell>
          <table:table-cell office:value-type="float" office:value="70886" table:style-name="ce2">
            <text:p>70.886</text:p>
          </table:table-cell>
          <table:table-cell office:value-type="float" office:value="67952" table:style-name="ce2">
            <text:p>67.952</text:p>
          </table:table-cell>
          <table:table-cell office:value-type="float" office:value="54960" table:style-name="ce2">
            <text:p>54.960</text:p>
          </table:table-cell>
          <table:table-cell office:value-type="float" office:value="51168" table:style-name="ce2">
            <text:p>51.168</text:p>
          </table:table-cell>
          <table:table-cell office:value-type="float" office:value="57002" table:style-name="ce2">
            <text:p>57.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3</text:p>
          </table:table-cell>
          <table:table-cell office:value-type="float" office:value="86493" table:style-name="ce2">
            <text:p>86.493</text:p>
          </table:table-cell>
          <table:table-cell office:value-type="float" office:value="82587" table:style-name="ce2">
            <text:p>82.587</text:p>
          </table:table-cell>
          <table:table-cell office:value-type="float" office:value="71937" table:style-name="ce2">
            <text:p>71.937</text:p>
          </table:table-cell>
          <table:table-cell office:value-type="float" office:value="86498" table:style-name="ce2">
            <text:p>86.498</text:p>
          </table:table-cell>
          <table:table-cell office:value-type="float" office:value="63185" table:style-name="ce2">
            <text:p>63.185</text:p>
          </table:table-cell>
          <table:table-cell office:value-type="float" office:value="70144" table:style-name="ce2">
            <text:p>70.144</text:p>
          </table:table-cell>
          <table:table-cell office:value-type="float" office:value="-18843" table:style-name="ce2">
            <text:p>-18.843</text:p>
          </table:table-cell>
          <table:table-cell office:value-type="float" office:value="52643" table:style-name="ce2">
            <text:p>52.6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1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2</text:p>
          </table:table-cell>
          <table:table-cell office:value-type="float" office:value="-61236" table:style-name="ce2">
            <text:p>-61.236</text:p>
          </table:table-cell>
          <table:table-cell office:value-type="float" office:value="60707" table:style-name="ce2">
            <text:p>60.707</text:p>
          </table:table-cell>
          <table:table-cell office:value-type="float" office:value="77434" table:style-name="ce2">
            <text:p>77.434</text:p>
          </table:table-cell>
          <table:table-cell office:value-type="float" office:value="-61234" table:style-name="ce2">
            <text:p>-61.234</text:p>
          </table:table-cell>
          <table:table-cell office:value-type="float" office:value="55500" table:style-name="ce2">
            <text:p>55.500</text:p>
          </table:table-cell>
          <table:table-cell office:value-type="float" office:value="94389" table:style-name="ce2">
            <text:p>94.389</text:p>
          </table:table-cell>
          <table:table-cell office:value-type="float" office:value="69131" table:style-name="ce2">
            <text:p>69.131</text:p>
          </table:table-cell>
          <table:table-cell office:value-type="float" office:value="98281" table:style-name="ce2">
            <text:p>98.2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1</text:p>
          </table:table-cell>
          <table:table-cell office:value-type="float" office:value="-65939" table:style-name="ce2">
            <text:p>-65.939</text:p>
          </table:table-cell>
          <table:table-cell office:value-type="float" office:value="48842" table:style-name="ce2">
            <text:p>48.842</text:p>
          </table:table-cell>
          <table:table-cell office:value-type="float" office:value="69715" table:style-name="ce2">
            <text:p>69.715</text:p>
          </table:table-cell>
          <table:table-cell office:value-type="float" office:value="-67513" table:style-name="ce2">
            <text:p>-67.513</text:p>
          </table:table-cell>
          <table:table-cell office:value-type="float" office:value="12972" table:style-name="ce2">
            <text:p>12.972</text:p>
          </table:table-cell>
          <table:table-cell office:value-type="float" office:value="58000" table:style-name="ce2">
            <text:p>58.000</text:p>
          </table:table-cell>
          <table:table-cell office:value-type="float" office:value="-47973" table:style-name="ce2">
            <text:p>-47.973</text:p>
          </table:table-cell>
          <table:table-cell office:value-type="float" office:value="94676" table:style-name="ce2">
            <text:p>94.6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2</text:p>
          </table:table-cell>
          <table:table-cell office:value-type="float" office:value="-4281" table:style-name="ce2">
            <text:p>-4.281</text:p>
          </table:table-cell>
          <table:table-cell office:value-type="float" office:value="71791" table:style-name="ce2">
            <text:p>71.791</text:p>
          </table:table-cell>
          <table:table-cell office:value-type="float" office:value="88529" table:style-name="ce2">
            <text:p>88.529</text:p>
          </table:table-cell>
          <table:table-cell office:value-type="float" office:value="-4284" table:style-name="ce2">
            <text:p>-4.284</text:p>
          </table:table-cell>
          <table:table-cell office:value-type="float" office:value="81209" table:style-name="ce2">
            <text:p>81.209</text:p>
          </table:table-cell>
          <table:table-cell office:value-type="float" office:value="90942" table:style-name="ce2">
            <text:p>90.942</text:p>
          </table:table-cell>
          <table:table-cell office:value-type="float" office:value="-228259" table:style-name="ce2">
            <text:p>-228.259</text:p>
          </table:table-cell>
          <table:table-cell office:value-type="float" office:value="91986" table:style-name="ce2">
            <text:p>91.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3</text:p>
          </table:table-cell>
          <table:table-cell office:value-type="float" office:value="-59949" table:style-name="ce2">
            <text:p>-59.949</text:p>
          </table:table-cell>
          <table:table-cell office:value-type="float" office:value="94054" table:style-name="ce2">
            <text:p>94.054</text:p>
          </table:table-cell>
          <table:table-cell office:value-type="float" office:value="67545" table:style-name="ce2">
            <text:p>67.545</text:p>
          </table:table-cell>
          <table:table-cell office:value-type="float" office:value="-61458" table:style-name="ce2">
            <text:p>-61.458</text:p>
          </table:table-cell>
          <table:table-cell office:value-type="float" office:value="58191" table:style-name="ce2">
            <text:p>58.191</text:p>
          </table:table-cell>
          <table:table-cell office:value-type="float" office:value="67697" table:style-name="ce2">
            <text:p>67.697</text:p>
          </table:table-cell>
          <table:table-cell office:value-type="float" office:value="13488" table:style-name="ce2">
            <text:p>13.488</text:p>
          </table:table-cell>
          <table:table-cell office:value-type="float" office:value="99918" table:style-name="ce2">
            <text:p>99.9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1</text:p>
          </table:table-cell>
          <table:table-cell office:value-type="float" office:value="-34022" table:style-name="ce2">
            <text:p>-34.022</text:p>
          </table:table-cell>
          <table:table-cell office:value-type="float" office:value="58580" table:style-name="ce2">
            <text:p>58.580</text:p>
          </table:table-cell>
          <table:table-cell office:value-type="float" office:value="98481" table:style-name="ce2">
            <text:p>98.481</text:p>
          </table:table-cell>
          <table:table-cell office:value-type="float" office:value="-32656" table:style-name="ce2">
            <text:p>-32.656</text:p>
          </table:table-cell>
          <table:table-cell office:value-type="float" office:value="58711" table:style-name="ce2">
            <text:p>58.711</text:p>
          </table:table-cell>
          <table:table-cell office:value-type="float" office:value="97472" table:style-name="ce2">
            <text:p>97.472</text:p>
          </table:table-cell>
          <table:table-cell office:value-type="float" office:value="56964" table:style-name="ce2">
            <text:p>56.964</text:p>
          </table:table-cell>
          <table:table-cell office:value-type="float" office:value="85745" table:style-name="ce2">
            <text:p>85.7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2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office:value-type="string" table:style-name="ce3">
            <text:p>outli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3</text:p>
          </table:table-cell>
          <table:table-cell office:value-type="float" office:value="80475" table:style-name="ce2">
            <text:p>80.475</text:p>
          </table:table-cell>
          <table:table-cell office:value-type="float" office:value="88144" table:style-name="ce2">
            <text:p>88.144</text:p>
          </table:table-cell>
          <table:table-cell office:value-type="float" office:value="79269" table:style-name="ce2">
            <text:p>79.269</text:p>
          </table:table-cell>
          <table:table-cell office:value-type="float" office:value="80474" table:style-name="ce2">
            <text:p>80.474</text:p>
          </table:table-cell>
          <table:table-cell office:value-type="float" office:value="98578" table:style-name="ce2">
            <text:p>98.578</text:p>
          </table:table-cell>
          <table:table-cell office:value-type="float" office:value="83215" table:style-name="ce2">
            <text:p>83.215</text:p>
          </table:table-cell>
          <table:table-cell office:value-type="float" office:value="24910" table:style-name="ce2">
            <text:p>24.910</text:p>
          </table:table-cell>
          <table:table-cell office:value-type="float" office:value="69686" table:style-name="ce2">
            <text:p>69.6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_Convolution</text:p>
          </table:table-cell>
          <table:table-cell office:value-type="float" office:value="-152575" table:style-name="ce2">
            <text:p>-152.575</text:p>
          </table:table-cell>
          <table:table-cell office:value-type="string" table:style-name="ce4">
            <text:p>-0.239</text:p>
          </table:table-cell>
          <table:table-cell office:value-type="float" office:value="-52830" table:style-name="ce2">
            <text:p>-52.830</text:p>
          </table:table-cell>
          <table:table-cell office:value-type="float" office:value="-155755" table:style-name="ce2">
            <text:p>-155.755</text:p>
          </table:table-cell>
          <table:table-cell office:value-type="float" office:value="-10220" table:style-name="ce2">
            <text:p>-10.220</text:p>
          </table:table-cell>
          <table:table-cell office:value-type="float" office:value="-66666" table:style-name="ce2">
            <text:p>-66.666</text:p>
          </table:table-cell>
          <table:table-cell office:value-type="float" office:value="-903357" table:style-name="ce2">
            <text:p>-903.357</text:p>
          </table:table-cell>
          <table:table-cell office:value-type="float" office:value="14092" table:style-name="ce2">
            <text:p>14.0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_Convolution_kernel_1</text:p>
          </table:table-cell>
          <table:table-cell office:value-type="float" office:value="-67454" table:style-name="ce2">
            <text:p>-67.454</text:p>
          </table:table-cell>
          <table:table-cell office:value-type="float" office:value="60188" table:style-name="ce2">
            <text:p>60.188</text:p>
          </table:table-cell>
          <table:table-cell office:value-type="float" office:value="81686" table:style-name="ce2">
            <text:p>81.686</text:p>
          </table:table-cell>
          <table:table-cell office:value-type="float" office:value="-67455" table:style-name="ce2">
            <text:p>-67.455</text:p>
          </table:table-cell>
          <table:table-cell office:value-type="float" office:value="61987" table:style-name="ce2">
            <text:p>61.987</text:p>
          </table:table-cell>
          <table:table-cell office:value-type="float" office:value="90706" table:style-name="ce2">
            <text:p>90.706</text:p>
          </table:table-cell>
          <table:table-cell office:value-type="float" office:value="-555775" table:style-name="ce2">
            <text:p>-555.775</text:p>
          </table:table-cell>
          <table:table-cell office:value-type="float" office:value="78895" table:style-name="ce2">
            <text:p>78.8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MM</text:p>
          </table:table-cell>
          <table:table-cell office:value-type="float" office:value="-19046" table:style-name="ce2">
            <text:p>-19.046</text:p>
          </table:table-cell>
          <table:table-cell office:value-type="float" office:value="21522" table:style-name="ce2">
            <text:p>21.522</text:p>
          </table:table-cell>
          <table:table-cell office:value-type="float" office:value="-8217" table:style-name="ce2">
            <text:p>-8.217</text:p>
          </table:table-cell>
          <table:table-cell office:value-type="float" office:value="-18644" table:style-name="ce2">
            <text:p>-18.644</text:p>
          </table:table-cell>
          <table:table-cell office:value-type="float" office:value="-124626" table:style-name="ce2">
            <text:p>-124.626</text:p>
          </table:table-cell>
          <table:table-cell office:value-type="float" office:value="-52086" table:style-name="ce2">
            <text:p>-52.086</text:p>
          </table:table-cell>
          <table:table-cell office:value-type="float" office:value="-131681" table:style-name="ce2">
            <text:p>-131.681</text:p>
          </table:table-cell>
          <table:table-cell office:value-type="float" office:value="11335" table:style-name="ce2">
            <text:p>11.3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SUMMV</text:p>
          </table:table-cell>
          <table:table-cell office:value-type="float" office:value="91988" table:style-name="ce2">
            <text:p>91.988</text:p>
          </table:table-cell>
          <table:table-cell office:value-type="float" office:value="70841" table:style-name="ce2">
            <text:p>70.841</text:p>
          </table:table-cell>
          <table:table-cell office:value-type="float" office:value="79617" table:style-name="ce2">
            <text:p>79.617</text:p>
          </table:table-cell>
          <table:table-cell office:value-type="float" office:value="91408" table:style-name="ce2">
            <text:p>91.408</text:p>
          </table:table-cell>
          <table:table-cell office:value-type="float" office:value="59911" table:style-name="ce2">
            <text:p>59.911</text:p>
          </table:table-cell>
          <table:table-cell office:value-type="float" office:value="74493" table:style-name="ce2">
            <text:p>74.493</text:p>
          </table:table-cell>
          <table:table-cell office:value-type="float" office:value="-278497" table:style-name="ce2">
            <text:p>-278.497</text:p>
          </table:table-cell>
          <table:table-cell office:value-type="float" office:value="99196" table:style-name="ce2">
            <text:p>99.1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1</text:p>
          </table:table-cell>
          <table:table-cell office:value-type="float" office:value="24321" table:style-name="ce2">
            <text:p>24.321</text:p>
          </table:table-cell>
          <table:table-cell office:value-type="float" office:value="53439" table:style-name="ce2">
            <text:p>53.439</text:p>
          </table:table-cell>
          <table:table-cell office:value-type="float" office:value="60502" table:style-name="ce2">
            <text:p>60.502</text:p>
          </table:table-cell>
          <table:table-cell office:value-type="float" office:value="24316" table:style-name="ce2">
            <text:p>24.316</text:p>
          </table:table-cell>
          <table:table-cell office:value-type="float" office:value="53974" table:style-name="ce2">
            <text:p>53.974</text:p>
          </table:table-cell>
          <table:table-cell office:value-type="float" office:value="58377" table:style-name="ce2">
            <text:p>58.377</text:p>
          </table:table-cell>
          <table:table-cell office:value-type="float" office:value="50985" table:style-name="ce2">
            <text:p>50.985</text:p>
          </table:table-cell>
          <table:table-cell office:value-type="float" office:value="73386" table:style-name="ce2">
            <text:p>73.3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2</text:p>
          </table:table-cell>
          <table:table-cell office:value-type="float" office:value="42558" table:style-name="ce2">
            <text:p>42.558</text:p>
          </table:table-cell>
          <table:table-cell office:value-type="float" office:value="94715" table:style-name="ce2">
            <text:p>94.715</text:p>
          </table:table-cell>
          <table:table-cell office:value-type="float" office:value="98517" table:style-name="ce2">
            <text:p>98.517</text:p>
          </table:table-cell>
          <table:table-cell office:value-type="float" office:value="42561" table:style-name="ce2">
            <text:p>42.561</text:p>
          </table:table-cell>
          <table:table-cell office:value-type="float" office:value="94080" table:style-name="ce2">
            <text:p>94.080</text:p>
          </table:table-cell>
          <table:table-cell office:value-type="float" office:value="99880" table:style-name="ce2">
            <text:p>99.880</text:p>
          </table:table-cell>
          <table:table-cell office:value-type="float" office:value="92998" table:style-name="ce2">
            <text:p>92.998</text:p>
          </table:table-cell>
          <table:table-cell office:value-type="float" office:value="96213" table:style-name="ce2">
            <text:p>96.213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1">
            <text:p>Average_Accuracy</text:p>
          </table:table-cell>
          <table:table-cell office:value-type="float" office:value="9787" table:style-name="ce2">
            <text:p>9.787</text:p>
          </table:table-cell>
          <table:table-cell office:value-type="float" office:value="52982" table:style-name="ce2">
            <text:p>52.982</text:p>
          </table:table-cell>
          <table:table-cell office:value-type="float" office:value="58494" table:style-name="ce2">
            <text:p>58.494</text:p>
          </table:table-cell>
          <table:table-cell office:value-type="float" office:value="9602" table:style-name="ce2">
            <text:p>9.602</text:p>
          </table:table-cell>
          <table:table-cell office:value-type="float" office:value="39483" table:style-name="ce2">
            <text:p>39.483</text:p>
          </table:table-cell>
          <table:table-cell office:value-type="float" office:value="54469" table:style-name="ce2">
            <text:p>54.469</text:p>
          </table:table-cell>
          <table:table-cell office:value-type="float" office:value="-82037" table:style-name="ce2">
            <text:p>-82.037</text:p>
          </table:table-cell>
          <table:table-cell office:value-type="float" office:value="65784" table:style-name="ce2">
            <text:p>65.784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Masked" table:style-name="ta2">
        <table:table-column table:style-name="co1" table:default-cell-style-name="ce1"/>
        <table:table-column table:style-name="co10" table:number-columns-repeated="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Crash" table:style-name="ta2">
        <table:table-column table:style-name="co10" table:number-columns-repeated="9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DC_class" table:style-name="ta2"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P</dc:creator>
    <meta:creation-date>2021-03-17T17:22:49Z</meta:creation-date>
    <dc:date>2021-03-21T22:49:00Z</dc:date>
    <meta:editing-cycles>8</meta:editing-cycles>
    <meta:editing-duration>PT880S</meta:editing-duration>
  </office:meta>
</office:document-meta>
</file>